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language="en" fo:country="US" fo:font-weight="bold" officeooo:paragraph-rsid="000472df" style:font-weight-asian="bold" style:font-weight-complex="bold"/>
    </style:style>
    <style:style style:name="P2" style:family="paragraph" style:parent-style-name="Standard">
      <style:paragraph-properties fo:line-height="200%"/>
      <style:text-properties fo:language="en" fo:country="US" officeooo:paragraph-rsid="000472df"/>
    </style:style>
    <style:style style:name="P3" style:family="paragraph" style:parent-style-name="Standard">
      <style:paragraph-properties fo:line-height="200%"/>
      <style:text-properties fo:language="en" fo:country="US" officeooo:paragraph-rsid="001da4df"/>
    </style:style>
    <style:style style:name="P4" style:family="paragraph" style:parent-style-name="Standard">
      <style:paragraph-properties fo:line-height="200%"/>
      <style:text-properties fo:language="en" fo:country="US" style:text-underline-style="solid" style:text-underline-type="double" style:text-underline-width="auto" style:text-underline-color="font-color" fo:font-weight="bold" officeooo:rsid="001db493" officeooo:paragraph-rsid="001db493" style:font-weight-asian="bold" style:font-weight-complex="bold"/>
    </style:style>
    <style:style style:name="P5" style:family="paragraph" style:parent-style-name="Standard">
      <style:paragraph-properties fo:line-height="200%"/>
      <style:text-properties officeooo:paragraph-rsid="001a34f8"/>
    </style:style>
    <style:style style:name="P6" style:family="paragraph" style:parent-style-name="Standard">
      <style:paragraph-properties fo:line-height="200%"/>
      <style:text-properties fo:language="pl" fo:country="PL" fo:font-weight="normal" officeooo:rsid="0014997e" officeooo:paragraph-rsid="001a34f8" style:font-weight-asian="normal" style:font-weight-complex="normal"/>
    </style:style>
    <style:style style:name="P7" style:family="paragraph" style:parent-style-name="Standard">
      <style:paragraph-properties fo:line-height="200%" fo:break-before="page"/>
      <style:text-properties fo:language="en" fo:country="US" fo:font-weight="bold" officeooo:rsid="00129d46" officeooo:paragraph-rsid="00129d46" style:font-weight-asian="bold" style:font-weight-complex="bold"/>
    </style:style>
    <style:style style:name="P8" style:family="paragraph" style:parent-style-name="Standard">
      <style:paragraph-properties fo:line-height="200%"/>
      <style:text-properties fo:language="en" fo:country="US" officeooo:paragraph-rsid="001e26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b5b29" style:font-weight-asian="bold" style:font-weight-complex="bold"/>
    </style:style>
    <style:style style:name="T3" style:family="text">
      <style:text-properties fo:font-weight="bold" officeooo:rsid="01785496" style:font-weight-asian="bold" style:font-weight-complex="bold"/>
    </style:style>
    <style:style style:name="T4" style:family="text">
      <style:text-properties fo:font-weight="bold" officeooo:rsid="01c63e47" style:font-weight-asian="bold" style:font-weight-complex="bold"/>
    </style:style>
    <style:style style:name="T5" style:family="text">
      <style:text-properties fo:font-weight="bold" officeooo:rsid="01c36f28" style:font-weight-asian="bold" style:font-weight-complex="bold"/>
    </style:style>
    <style:style style:name="T6" style:family="text">
      <style:text-properties fo:font-weight="bold" officeooo:rsid="01c44be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85e20" style:font-weight-asian="normal" style:font-weight-complex="normal"/>
    </style:style>
    <style:style style:name="T9" style:family="text">
      <style:text-properties fo:font-weight="normal" officeooo:rsid="01c7d6ec" style:font-weight-asian="normal" style:font-weight-complex="normal"/>
    </style:style>
    <style:style style:name="T10" style:family="text">
      <style:text-properties fo:font-weight="normal" officeooo:rsid="0008f122" style:font-weight-asian="normal" style:font-weight-complex="normal"/>
    </style:style>
    <style:style style:name="T11" style:family="text">
      <style:text-properties fo:language="en" fo:country="US" fo:font-weight="normal" officeooo:rsid="00129d46" style:font-weight-asian="normal" style:font-weight-complex="normal"/>
    </style:style>
    <style:style style:name="T12" style:family="text">
      <style:text-properties fo:language="en" fo:country="US" fo:font-weight="normal" officeooo:rsid="0014997e" style:font-weight-asian="normal" style:font-weight-complex="normal"/>
    </style:style>
    <style:style style:name="T13" style:family="text">
      <style:text-properties fo:language="en" fo:country="US" fo:font-weight="normal" officeooo:rsid="001c335b" style:font-weight-asian="normal" style:font-weight-complex="normal"/>
    </style:style>
    <style:style style:name="T14" style:family="text">
      <style:text-properties officeooo:rsid="01691120"/>
    </style:style>
    <style:style style:name="T15" style:family="text">
      <style:text-properties officeooo:rsid="01b0358c"/>
    </style:style>
    <style:style style:name="T16" style:family="text">
      <style:text-properties fo:language="pl" fo:country="PL" fo:font-weight="normal" officeooo:rsid="0014997e" style:font-weight-asian="normal" style:font-weight-complex="normal"/>
    </style:style>
    <style:style style:name="T17" style:family="text">
      <style:text-properties fo:language="pl" fo:country="PL" fo:font-weight="normal" officeooo:rsid="0015017f" style:font-weight-asian="normal" style:font-weight-complex="normal"/>
    </style:style>
    <style:style style:name="T18" style:family="text">
      <style:text-properties fo:language="pl" fo:country="PL" fo:font-weight="normal" officeooo:rsid="00161e49" style:font-weight-asian="normal" style:font-weight-complex="normal"/>
    </style:style>
    <style:style style:name="T19" style:family="text">
      <style:text-properties fo:language="pl" fo:country="PL" fo:font-weight="normal" officeooo:rsid="0018d6f5" style:font-weight-asian="normal" style:font-weight-complex="normal"/>
    </style:style>
    <style:style style:name="T20" style:family="text">
      <style:text-properties officeooo:rsid="0176ef28"/>
    </style:style>
    <style:style style:name="T21" style:family="text">
      <style:text-properties officeooo:rsid="01785496"/>
    </style:style>
    <style:style style:name="T22" style:family="text">
      <style:text-properties officeooo:rsid="01f06bb2"/>
    </style:style>
    <style:style style:name="T23" style:family="text">
      <style:text-properties officeooo:rsid="01c79112"/>
    </style:style>
    <style:style style:name="T24" style:family="text">
      <style:text-properties officeooo:rsid="0009ee2f"/>
    </style:style>
    <style:style style:name="T25" style:family="text">
      <style:text-properties officeooo:rsid="000472df"/>
    </style:style>
    <style:style style:name="T26" style:family="text">
      <style:text-properties officeooo:rsid="000653be"/>
    </style:style>
    <style:style style:name="T27" style:family="text">
      <style:text-properties officeooo:rsid="0176684a"/>
    </style:style>
    <style:style style:name="T28" style:family="text">
      <style:text-properties officeooo:rsid="01781246"/>
    </style:style>
    <style:style style:name="T29" style:family="text">
      <style:text-properties officeooo:rsid="01f2ac23"/>
    </style:style>
    <style:style style:name="T30" style:family="text">
      <style:text-properties officeooo:rsid="000b04e8"/>
    </style:style>
    <style:style style:name="T31" style:family="text">
      <style:text-properties officeooo:rsid="000e34da"/>
    </style:style>
    <style:style style:name="T32" style:family="text">
      <style:text-properties officeooo:rsid="00085181"/>
    </style:style>
    <style:style style:name="T33" style:family="text">
      <style:text-properties officeooo:rsid="000ab0b0"/>
    </style:style>
    <style:style style:name="T34" style:family="text">
      <style:text-properties officeooo:rsid="01c7d6ec"/>
    </style:style>
    <style:style style:name="T35" style:family="text">
      <style:text-properties officeooo:rsid="0008f122"/>
    </style:style>
    <style:style style:name="T36" style:family="text">
      <style:text-properties officeooo:rsid="000f8525"/>
    </style:style>
    <style:style style:name="T37" style:family="text">
      <style:text-properties officeooo:rsid="01f19903"/>
    </style:style>
    <style:style style:name="T38" style:family="text">
      <style:text-properties officeooo:rsid="001da4df"/>
    </style:style>
    <style:style style:name="T39" style:family="text">
      <style:text-properties officeooo:rsid="001e26f6"/>
    </style:style>
    <style:style style:name="T40" style:family="text">
      <style:text-properties officeooo:rsid="001e76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unning head:</text:span> <text:span text:style-name="T7">Biotic factors </text:span><text:span text:style-name="T8">and</text:span><text:span text:style-name="T7"> succession along tropical elevational gradient</text:span></text:p>
      <text:p text:style-name="P2"/>
      <text:p text:style-name="P2"><text:span text:style-name="T2">Title:</text:span><text:span text:style-name="T3"> </text:span><text:span text:style-name="T4">Changing impa</text:span><text:span text:style-name="T5">ct</text:span><text:span text:style-name="T4">s</text:span><text:span text:style-name="T5"> of pathogenic fungi, herbivores ant top predators on pioneer succession</text:span><text:span text:style-name="T6">al tropical forest</text:span><text:span text:style-name="T5"> vegetation with elevation.</text:span></text:p>
      <text:p text:style-name="P1"/>
      <text:p text:style-name="P2">Piotr Szefer, Austin Sau, Kenneth Molem, Jonah Philip, <text:span text:style-name="T14">Martin Volf </text:span><text:span text:style-name="T15">(phylogeny), </text:span>and Vojtech Novotny</text:p>
      <text:p text:style-name="P2"/>
      <text:p text:style-name="P2"><text:span text:style-name="T1">Abstract</text:span>:</text:p>
      <text:p text:style-name="P2"><text:span text:style-name="T20">In the tropics pathogenic fungi, herbivores and their preda</text:span><text:span text:style-name="T21">t</text:span><text:span text:style-name="T20">ors play an important role in shaping </text:span><text:span text:style-name="T22">c</text:span><text:span text:style-name="T20">ommunity </text:span><text:span text:style-name="T23">assembly processes</text:span><text:span text:style-name="T20">. </text:span><text:span text:style-name="T24">At</text:span><text:span text:style-name="T25"> elevation gradient l</text:span><text:span text:style-name="T20">ocal </text:span><text:span text:style-name="T23">climatic and ecological </text:span><text:span text:style-name="T20">conditions may </text:span><text:span text:style-name="T23">influence the strength of biotic </text:span><text:span text:style-name="T21">interactions</text:span><text:span text:style-name="T20">. </text:span><text:span text:style-name="T24">W</text:span><text:span text:style-name="T20">e present results of a manipulative experiment replicated at three elevation to study th</text:span><text:span text:style-name="T25">e effect of focal predators (birds, bats, and ants), herbivorous insets and pathogenic fungi on pioneer plants during tropical forest regeneration</text:span><text:span text:style-name="T20">. </text:span></text:p>
      <text:p text:style-name="P8"><text:span text:style-name="T26">T</text:span><text:span text:style-name="T27">rophic cascades </text:span><text:span text:style-name="T28">caused</text:span><text:span text:style-name="T27"> by </text:span><text:span text:style-name="T26">the focal</text:span><text:span text:style-name="T27"> predators </text:span><text:span text:style-name="T26">are stronger </text:span><text:span text:style-name="T27">at the highers elevation. Fungi </text:span><text:span text:style-name="T22">inf</text:span><text:span text:style-name="T29">l</text:span><text:span text:style-name="T22">uence composition and </text:span><text:span text:style-name="T27">increase density of woody plants at the highest elevation. </text:span><text:span text:style-name="T30">Effects on insects and pre</text:span><text:span text:style-name="T31">d</text:span><text:span text:style-name="T30">ators are correlated [how] pointing out to a strong bottom-up control. </text:span><text:span text:style-name="T26">I</text:span><text:span text:style-name="T23">nsects, </text:span><text:span text:style-name="T25">and </text:span><text:span text:style-name="T23">pathogenic fungi shape community composition of pione</text:span><text:span text:style-name="T32">er stages of regeneration</text:span><text:span text:style-name="T23">. </text:span><text:span text:style-name="T25">Strength and character of their effect</text:span><text:span text:style-name="T23"> differ between elevations. </text:span><text:span text:style-name="T26">Removal of insects results in dominance of a few early succession woody plant species </text:span><text:span text:style-name="T33">at each elevation. Fungi affected plant community only at the high elevation. </text:span><text:span text:style-name="T26">A</text:span><text:span text:style-name="T34">t th</text:span><text:span text:style-name="T9">e </text:span><text:span text:style-name="T10">low</text:span><text:span text:style-name="T9"> elevation insects increase dissimilarity by</text:span><text:span text:style-name="T34"> decreasing abundance differences between sites. At mid </text:span><text:span text:style-name="T26">and high elevation</text:span><text:span text:style-name="T33">s</text:span><text:span text:style-name="T34"> </text:span><text:span text:style-name="T26">insects r</text:span><text:span text:style-name="T34">educe </text:span><text:span text:style-name="T26">and increase </text:span><text:span text:style-name="T34">the species turnover rate </text:span><text:span text:style-name="T26">re</text:span><text:span text:style-name="T35">s</text:span><text:span text:style-name="T26">pectively</text:span><text:span text:style-name="T34">. </text:span><text:span text:style-name="T39">[???] </text:span><text:span text:style-name="T35">P</text:span><text:span text:style-name="T37">redictive</text:span><text:span text:style-name="T22"> power </text:span><text:span text:style-name="T37">is</text:span><text:span text:style-name="T22"> reduced </text:span><text:span text:style-name="T27">at mid-elevation at Numba </text:span><text:span text:style-name="T37">and plats obtain lower biomass due to the lack</text:span><text:span text:style-name="T22"> of insects. <text:s/></text:span><text:span text:style-name="T30">The strongest predictor </text:span><text:span text:style-name="T39">[of what?] </text:span><text:span text:style-name="T30">was biomass, which means that plants that would be established at the site are also the ones that benefit most from the biotic factor removal. All these results point to a strong bottom-up control</text:span></text:p>
      <text:p text:style-name="P8"><text:soft-page-break/><text:span text:style-name="T38">T</text:span><text:span text:style-name="T39">hree studied </text:span><text:span text:style-name="T38">raits varied in their importance in predicting the change in biomass </text:span><text:span text:style-name="T39">in response to treatment</text:span><text:span text:style-name="T38">. </text:span><text:span text:style-name="T39">When abundance, species richness, locations, </text:span><text:span text:style-name="T40">species’ ability to change their SLA value, and phylogeny </text:span><text:span text:style-name="T27">SLA </text:span><text:span text:style-name="T39">significantly improved model for predator exclusion only. W</text:span><text:span text:style-name="T36">ater content of leaves</text:span><text:span text:style-name="T27"> </text:span><text:span text:style-name="T39">was significant</text:span><text:span text:style-name="T40">ly</text:span><text:span text:style-name="T39"> in all models and significant for fungicide treatment. Percent herbivory improved models for predator and insecticide treatments. </text:span></text:p>
      <text:p text:style-name="P8"/>
      <text:p text:style-name="P4">[make nice tables – sort to have traits on top and covariates below.]</text:p>
      <text:p text:style-name="P3"/>
      <text:p text:style-name="P2"><text:span text:style-name="T1">Key words</text:span>: tropical forest, pioneer succession, fungicide, insecticide herbivory, tri-trophic interactions, Papua New Guinea.</text:p>
      <text:p text:style-name="P7">Materials and methods</text:p>
      <text:p text:style-name="P5"><text:span text:style-name="T11">To understand the relationship between species’ traits and their abilities to change biomass in response to a treatment we compared multiple competitive statistical models explaining this relationship. We compared the models using chi square test for the log-likelihood ratio. If two models were not significantly different from each other then we would always go with </text:span><text:span text:style-name="T13">a model with lower AIC</text:span><text:span text:style-name="T11">. Rules for the model selections were as follows: </text:span></text:p>
      <text:p text:style-name="P5"><text:span text:style-name="T11">1) we compared model </text:span><text:span text:style-name="T12">without</text:span><text:span text:style-name="T11"> traits and with traits, allowing for nonlinear (quadratic) trait-biomass change </text:span><text:span text:style-name="T12">relationship;</text:span></text:p>
      <text:p text:style-name="P6">2) If the model with the traits was better, we tested wether removal of a single trait would improve the quadratic model;</text:p>
      <text:p text:style-name="P6">3) With a two trait model we would try to reduce it further;</text:p>
      <text:p text:style-name="P6">4) Final model would then be tested for the necessity of the quadratic terms, which will be removed in all combinations for two/three trait model.</text:p>
      <text:p text:style-name="P5"><text:span text:style-name="T17">5) </text:span><text:span text:style-name="T12">test for the interaction.</text:span></text:p>
      <text:p text:style-name="P5"><text:span text:style-name="T17">T</text:span><text:span text:style-name="T16">he final model </text:span><text:span text:style-name="T19">co-variates were always</text:span><text:span text:style-name="T16"> plant species richness at the control plot, logarithm of abundance (number of stems &gt;1 cm DBH in the plot); log-response of SLA for a species (to account for SLA plasticity for a given species </text:span><text:span text:style-name="T17">and the location, </text:span><text:span text:style-name="T18">All GLS models were also corrected for phylogeny</text:span><text:span text:style-name="T17">. This ensures that we look only at the trait effect on the biomass chan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3-04-11T13:44:01.159000000</dc:date>
    <meta:editing-duration>PT8H28M20S</meta:editing-duration>
    <meta:editing-cycles>16</meta:editing-cycles>
    <meta:document-statistic meta:table-count="0" meta:image-count="0" meta:object-count="0" meta:page-count="3" meta:paragraph-count="17" meta:word-count="589" meta:character-count="3906" meta:non-whitespace-character-count="3329"/>
  </office:meta>
</office:document-meta>
</file>